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80000067271760266991D4FFB.png" manifest:media-type="image/png"/>
  <manifest:file-entry manifest:full-path="Pictures/1000000000000398000006FE1AD49A620ADB2248.png" manifest:media-type="image/png"/>
  <manifest:file-entry manifest:full-path="Pictures/10000000000003C4000008C024368AD1FCF65F46.png" manifest:media-type="image/png"/>
  <manifest:file-entry manifest:full-path="Pictures/1000000000000334000006184C79220979064662.png" manifest:media-type="image/png"/>
  <manifest:file-entry manifest:full-path="Pictures/10000000000003AC000008B467D2350B34A5A51A.png" manifest:media-type="image/png"/>
  <manifest:file-entry manifest:full-path="Pictures/10000000000004D80000012C6ED8CD35F1D95316.png" manifest:media-type="image/png"/>
  <manifest:file-entry manifest:full-path="Pictures/10000000000005FA000004BA642D80CC31066A0D.png" manifest:media-type="image/png"/>
  <manifest:file-entry manifest:full-path="Pictures/10000000000005AA000002BC795D2F0A84F6F9A0.png" manifest:media-type="image/png"/>
  <manifest:file-entry manifest:full-path="Pictures/100000000000020800000410C134D53C23A3907E.png" manifest:media-type="image/png"/>
  <manifest:file-entry manifest:full-path="Pictures/10000000000002BC000005AA77C1A48D28F9CEEB.png" manifest:media-type="image/png"/>
  <manifest:file-entry manifest:full-path="Pictures/10000000000003020000024E72D1B89EAFF03F6B.png" manifest:media-type="image/png"/>
  <manifest:file-entry manifest:full-path="Pictures/1000000000000460000008027FBB419C7FBD1BDD.png" manifest:media-type="image/png"/>
  <manifest:file-entry manifest:full-path="Pictures/10000000000004CE000004EC27F21A2AAB96D7E7.png" manifest:media-type="image/png"/>
  <manifest:file-entry manifest:full-path="Pictures/100000000000030C0000024484F01F9272C4EEB6.png" manifest:media-type="image/png"/>
  <manifest:file-entry manifest:full-path="Pictures/10000000000002DA000004EC8C8770F65334F234.png" manifest:media-type="image/png"/>
  <manifest:file-entry manifest:full-path="Pictures/10000000000004600000085C85B5E8E72B54E935.png" manifest:media-type="image/png"/>
  <manifest:file-entry manifest:full-path="Pictures/10000000000004E200000852C8C11504BD3A495E.png" manifest:media-type="image/png"/>
  <manifest:file-entry manifest:full-path="Pictures/10000000000004D4000008B41907D463D836E8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3694" officeooo:paragraph-rsid="001f3694"/>
    </style:style>
    <style:style style:name="P2" style:family="paragraph" style:parent-style-name="Standard">
      <style:paragraph-properties fo:text-align="start" style:justify-single-word="false"/>
      <style:text-properties officeooo:rsid="001f3694" officeooo:paragraph-rsid="001f3694"/>
    </style:style>
    <style:style style:name="P3" style:family="paragraph" style:parent-style-name="Standard">
      <style:paragraph-properties fo:text-align="start" style:justify-single-word="false"/>
      <style:text-properties officeooo:rsid="0021c70e" officeooo:paragraph-rsid="0021c70e"/>
    </style:style>
    <style:style style:name="P4" style:family="paragraph" style:parent-style-name="Standard">
      <style:paragraph-properties fo:text-align="start" style:justify-single-word="false"/>
      <style:text-properties officeooo:rsid="00269f4c" officeooo:paragraph-rsid="00269f4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862in" svg:y="1.4689in" svg:width="4.5492in" svg:height="9.0984in" draw:z-index="0">
        <draw:image xlink:href="Pictures/100000000000020800000410C134D53C23A3907E.png" xlink:type="simple" xlink:show="embed" xlink:actuate="onLoad" loext:mime-type="image/png"/>
      </draw:frame>
      <draw:frame draw:style-name="fr2" draw:name="Image2" text:anchor-type="page" text:anchor-page-number="2" svg:width="4.9299in" svg:height="10.2126in" draw:z-index="1">
        <draw:image xlink:href="Pictures/10000000000002BC000005AA77C1A48D28F9CEEB.png" xlink:type="simple" xlink:show="embed" xlink:actuate="onLoad" loext:mime-type="image/png"/>
      </draw:frame>
      <draw:frame draw:style-name="fr1" draw:name="Image3" text:anchor-type="page" text:anchor-page-number="3" svg:x="0in" svg:y="0.7102in" svg:width="8.5in" svg:height="4.1035in" draw:z-index="2">
        <draw:image xlink:href="Pictures/10000000000005AA000002BC795D2F0A84F6F9A0.png" xlink:type="simple" xlink:show="embed" xlink:actuate="onLoad" loext:mime-type="image/png"/>
      </draw:frame>
      <draw:frame draw:style-name="fr1" draw:name="Image4" text:anchor-type="page" text:anchor-page-number="3" svg:x="0in" svg:y="6.8484in" svg:width="8.5in" svg:height="2.0555in" draw:z-index="3">
        <draw:image xlink:href="Pictures/10000000000004D80000012C6ED8CD35F1D95316.png" xlink:type="simple" xlink:show="embed" xlink:actuate="onLoad" loext:mime-type="image/png"/>
      </draw:frame>
      <draw:frame draw:style-name="fr2" draw:name="Image5" text:anchor-type="page" text:anchor-page-number="4" svg:width="6.0098in" svg:height="11in" draw:z-index="4">
        <draw:image xlink:href="Pictures/1000000000000460000008027FBB419C7FBD1BDD.png" xlink:type="simple" xlink:show="embed" xlink:actuate="onLoad" loext:mime-type="image/png"/>
      </draw:frame>
      <draw:frame draw:style-name="fr1" draw:name="Image6" text:anchor-type="page" text:anchor-page-number="5" svg:x="0.8811in" svg:y="1.0311in" svg:width="6.4161in" svg:height="4.7709in" draw:z-index="5">
        <draw:image xlink:href="Pictures/100000000000030C0000024484F01F9272C4EEB6.png" xlink:type="simple" xlink:show="embed" xlink:actuate="onLoad" loext:mime-type="image/png"/>
      </draw:frame>
      <draw:frame draw:style-name="fr1" draw:name="Image7" text:anchor-type="page" text:anchor-page-number="5" svg:x="0.8811in" svg:y="6.2783in" svg:width="6.6555in" svg:height="5.0992in" draw:z-index="6">
        <draw:image xlink:href="Pictures/10000000000003020000024E72D1B89EAFF03F6B.png" xlink:type="simple" xlink:show="embed" xlink:actuate="onLoad" loext:mime-type="image/png"/>
      </draw:frame>
      <draw:frame draw:style-name="fr2" draw:name="Image8" text:anchor-type="page" text:anchor-page-number="6" svg:width="5.9929in" svg:height="10.2126in" draw:z-index="7">
        <draw:image xlink:href="Pictures/10000000000004E200000852C8C11504BD3A495E.png" xlink:type="simple" xlink:show="embed" xlink:actuate="onLoad" loext:mime-type="image/png"/>
      </draw:frame>
      <draw:frame draw:style-name="fr2" draw:name="Image9" text:anchor-type="page" text:anchor-page-number="7" svg:width="5.9161in" svg:height="10.2126in" draw:z-index="8">
        <draw:image xlink:href="Pictures/10000000000002DA000004EC8C8770F65334F234.png" xlink:type="simple" xlink:show="embed" xlink:actuate="onLoad" loext:mime-type="image/png"/>
      </draw:frame>
      <draw:frame draw:style-name="fr2" draw:name="Image10" text:anchor-type="page" text:anchor-page-number="8" svg:width="6.1008in" svg:height="11in" draw:z-index="9">
        <draw:image xlink:href="Pictures/10000000000004D4000008B41907D463D836E89C.png" xlink:type="simple" xlink:show="embed" xlink:actuate="onLoad" loext:mime-type="image/png"/>
      </draw:frame>
      <draw:frame draw:style-name="fr2" draw:name="Image11" text:anchor-type="page" text:anchor-page-number="9" svg:width="4.6402in" svg:height="11in" draw:z-index="10">
        <draw:image xlink:href="Pictures/10000000000003AC000008B467D2350B34A5A51A.png" xlink:type="simple" xlink:show="embed" xlink:actuate="onLoad" loext:mime-type="image/png"/>
      </draw:frame>
      <draw:frame draw:style-name="fr2" draw:name="Image12" text:anchor-type="page" text:anchor-page-number="10" svg:width="4.7335in" svg:height="11in" draw:z-index="11">
        <draw:image xlink:href="Pictures/10000000000003C4000008C024368AD1FCF65F46.png" xlink:type="simple" xlink:show="embed" xlink:actuate="onLoad" loext:mime-type="image/png"/>
      </draw:frame>
      <draw:frame draw:style-name="fr2" draw:name="Image13" text:anchor-type="page" text:anchor-page-number="11" svg:width="5.7555in" svg:height="11in" draw:z-index="12">
        <draw:image xlink:href="Pictures/10000000000004600000085C85B5E8E72B54E935.png" xlink:type="simple" xlink:show="embed" xlink:actuate="onLoad" loext:mime-type="image/png"/>
      </draw:frame>
      <draw:frame draw:style-name="fr2" draw:name="Image14" text:anchor-type="page" text:anchor-page-number="12" svg:width="5.6535in" svg:height="11in" draw:z-index="13">
        <draw:image xlink:href="Pictures/1000000000000398000006FE1AD49A620ADB2248.png" xlink:type="simple" xlink:show="embed" xlink:actuate="onLoad" loext:mime-type="image/png"/>
      </draw:frame>
      <draw:frame draw:style-name="fr2" draw:name="Image15" text:anchor-type="page" text:anchor-page-number="13" svg:width="5.0661in" svg:height="11in" draw:z-index="14">
        <draw:image xlink:href="Pictures/10000000000002F80000067271760266991D4FFB.png" xlink:type="simple" xlink:show="embed" xlink:actuate="onLoad" loext:mime-type="image/png"/>
      </draw:frame>
      <draw:frame draw:style-name="fr2" draw:name="Image16" text:anchor-type="page" text:anchor-page-number="14" svg:width="5.7811in" svg:height="11in" draw:z-index="15">
        <draw:image xlink:href="Pictures/1000000000000334000006184C79220979064662.png" xlink:type="simple" xlink:show="embed" xlink:actuate="onLoad" loext:mime-type="image/png"/>
      </draw:frame>
      <draw:frame draw:style-name="fr1" draw:name="Image17" text:anchor-type="page" text:anchor-page-number="15" svg:x="0.402in" svg:y="1.2709in" svg:width="7.7126in" svg:height="7.9008in" draw:z-index="16">
        <draw:image xlink:href="Pictures/10000000000004CE000004EC27F21A2AAB96D7E7.png" xlink:type="simple" xlink:show="embed" xlink:actuate="onLoad" loext:mime-type="image/png"/>
      </draw:frame>
      <draw:frame draw:style-name="fr2" draw:name="Image18" text:anchor-type="page" text:anchor-page-number="16" svg:width="7.7126in" svg:height="6.0992in" draw:z-index="17">
        <draw:image xlink:href="Pictures/10000000000005FA000004BA642D80CC31066A0D.png" xlink:type="simple" xlink:show="embed" xlink:actuate="onLoad" loext:mime-type="image/png"/>
      </draw:frame>
      <text:p text:style-name="P1">December Report</text:p>
      <text:p text:style-name="P1"/>
      <text:p text:style-name="P2">Static Model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oft-page-break/>Dynamic Models</text:p>
      <text:p text:style-name="P3"/>
      <text:p text:style-name="P3"/>
      <text:p text:style-name="P3"><text:soft-page-break/></text:p>
      <text:p text:style-name="P3"><text:soft-page-break/></text:p>
      <text:p text:style-name="P3"><text:soft-page-break/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oft-page-break/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soft-page-break/>Architectural Models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1:55:24.863748292</meta:creation-date>
    <dc:date>2017-12-04T03:36:00.551569962</dc:date>
    <meta:editing-duration>PT19M23S</meta:editing-duration>
    <meta:editing-cycles>1</meta:editing-cycles>
    <meta:document-statistic meta:table-count="0" meta:image-count="18" meta:object-count="0" meta:page-count="16" meta:paragraph-count="4" meta:word-count="8" meta:character-count="62" meta:non-whitespace-character-count="58"/>
    <meta:generator>LibreOffice/5.4.3.2$Linux_X86_64 LibreOffice_project/40m0$Build-2</meta:generator>
  </office:meta>
</office:document-meta>
</file>